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c2d0a" officeooo:paragraph-rsid="001c2d0a" style:font-size-asian="15pt" style:font-size-complex="15pt"/>
    </style:style>
    <style:style style:name="P2" style:family="paragraph" style:parent-style-name="Standard">
      <style:text-properties fo:color="#cc0000" fo:font-size="15pt" officeooo:rsid="001c2d0a" officeooo:paragraph-rsid="001c2d0a" style:font-size-asian="15pt" style:font-size-complex="15pt"/>
    </style:style>
    <style:style style:name="P3" style:family="paragraph" style:parent-style-name="Standard">
      <style:text-properties fo:color="#cc0000" fo:font-size="15pt" officeooo:rsid="0023180e" officeooo:paragraph-rsid="0023180e" style:font-size-asian="15pt" style:font-size-complex="15pt"/>
    </style:style>
    <style:style style:name="P4" style:family="paragraph" style:parent-style-name="Standard">
      <style:text-properties fo:color="#cc0000" fo:font-size="15pt" officeooo:rsid="0031af33" officeooo:paragraph-rsid="0031af33" style:font-size-asian="15pt" style:font-size-complex="15pt"/>
    </style:style>
    <style:style style:name="P5" style:family="paragraph" style:parent-style-name="Standard">
      <style:text-properties fo:color="#000000" fo:font-size="15pt" officeooo:rsid="001c2d0a" officeooo:paragraph-rsid="001c2d0a" style:font-size-asian="15pt" style:font-size-complex="15pt"/>
    </style:style>
    <style:style style:name="P6" style:family="paragraph" style:parent-style-name="Standard">
      <style:text-properties fo:color="#000000" fo:font-size="15pt" officeooo:rsid="00217d7e" officeooo:paragraph-rsid="00217d7e" style:font-size-asian="15pt" style:font-size-complex="15pt"/>
    </style:style>
    <style:style style:name="P7" style:family="paragraph" style:parent-style-name="Standard">
      <style:text-properties fo:color="#000000" fo:font-size="15pt" officeooo:rsid="0023180e" officeooo:paragraph-rsid="0023180e" style:font-size-asian="15pt" style:font-size-complex="15pt"/>
    </style:style>
    <style:style style:name="P8" style:family="paragraph" style:parent-style-name="Standard">
      <style:text-properties fo:color="#000000" fo:font-size="15pt" officeooo:rsid="00281afc" officeooo:paragraph-rsid="00281afc" style:font-size-asian="15pt" style:font-size-complex="15pt"/>
    </style:style>
    <style:style style:name="P9" style:family="paragraph" style:parent-style-name="Standard">
      <style:text-properties fo:color="#000000" fo:font-size="15pt" officeooo:rsid="002cc163" officeooo:paragraph-rsid="002cc163" style:font-size-asian="15pt" style:font-size-complex="15pt"/>
    </style:style>
    <style:style style:name="P10" style:family="paragraph" style:parent-style-name="Standard">
      <style:text-properties fo:color="#000000" fo:font-size="15pt" officeooo:rsid="002cc163" officeooo:paragraph-rsid="002ce0a8" style:font-size-asian="15pt" style:font-size-complex="15pt"/>
    </style:style>
    <style:style style:name="P11" style:family="paragraph" style:parent-style-name="Standard">
      <style:text-properties fo:color="#000000" fo:font-size="15pt" officeooo:rsid="002ce0a8" officeooo:paragraph-rsid="002ce0a8" style:font-size-asian="15pt" style:font-size-complex="15pt"/>
    </style:style>
    <style:style style:name="P12" style:family="paragraph" style:parent-style-name="Standard">
      <style:text-properties fo:color="#000000" fo:font-size="15pt" officeooo:rsid="0031af33" officeooo:paragraph-rsid="0031af33" style:font-size-asian="15pt" style:font-size-complex="15pt"/>
    </style:style>
    <style:style style:name="P13" style:family="paragraph" style:parent-style-name="Standard">
      <style:text-properties fo:color="#000000" fo:font-size="15pt" officeooo:rsid="003373e7" officeooo:paragraph-rsid="003373e7" style:font-size-asian="15pt" style:font-size-complex="15pt"/>
    </style:style>
    <style:style style:name="P14" style:family="paragraph" style:parent-style-name="Standard">
      <style:text-properties fo:color="#000000" fo:font-size="15pt" officeooo:rsid="0034d445" officeooo:paragraph-rsid="0034d445" style:font-size-asian="15pt" style:font-size-complex="15pt"/>
    </style:style>
    <style:style style:name="P15" style:family="paragraph" style:parent-style-name="Standard">
      <style:text-properties fo:color="#000000" fo:font-size="15pt" officeooo:rsid="003abcc5" officeooo:paragraph-rsid="003abcc5" style:font-size-asian="15pt" style:font-size-complex="15pt"/>
    </style:style>
    <style:style style:name="P16" style:family="paragraph" style:parent-style-name="Standard">
      <style:text-properties fo:color="#000000" fo:font-size="15pt" officeooo:rsid="003c5c87" officeooo:paragraph-rsid="003c5c87" style:font-size-asian="15pt" style:font-size-complex="15pt"/>
    </style:style>
    <style:style style:name="P17" style:family="paragraph" style:parent-style-name="Standard">
      <style:text-properties fo:color="#000000" fo:font-size="15pt" officeooo:rsid="003d1e3b" officeooo:paragraph-rsid="003d1e3b" style:font-size-asian="15pt" style:font-size-complex="15pt"/>
    </style:style>
    <style:style style:name="P18" style:family="paragraph" style:parent-style-name="Standard">
      <style:text-properties fo:color="#000000" fo:font-size="15pt" officeooo:rsid="003e7ab1" officeooo:paragraph-rsid="003e7ab1" style:font-size-asian="15pt" style:font-size-complex="15pt"/>
    </style:style>
    <style:style style:name="T1" style:family="text">
      <style:text-properties officeooo:rsid="002035fa"/>
    </style:style>
    <style:style style:name="T2" style:family="text">
      <style:text-properties officeooo:rsid="00233db2"/>
    </style:style>
    <style:style style:name="T3" style:family="text">
      <style:text-properties officeooo:rsid="0029d8ff"/>
    </style:style>
    <style:style style:name="T4" style:family="text">
      <style:text-properties officeooo:rsid="002b1257"/>
    </style:style>
    <style:style style:name="T5" style:family="text">
      <style:text-properties officeooo:rsid="002cc163"/>
    </style:style>
    <style:style style:name="T6" style:family="text">
      <style:text-properties officeooo:rsid="002d0758"/>
    </style:style>
    <style:style style:name="T7" style:family="text">
      <style:text-properties fo:color="#cc0000"/>
    </style:style>
    <style:style style:name="T8" style:family="text">
      <style:text-properties fo:color="#cc0000" officeooo:rsid="002ce0a8"/>
    </style:style>
    <style:style style:name="T9" style:family="text">
      <style:text-properties fo:color="#cc0000" officeooo:rsid="002d0758"/>
    </style:style>
    <style:style style:name="T10" style:family="text">
      <style:text-properties fo:color="#cc0000" officeooo:rsid="00307fca"/>
    </style:style>
    <style:style style:name="T11" style:family="text">
      <style:text-properties fo:color="#cc0000" officeooo:rsid="0031384c"/>
    </style:style>
    <style:style style:name="T12" style:family="text">
      <style:text-properties fo:color="#cc0000" officeooo:rsid="003d1e3b"/>
    </style:style>
    <style:style style:name="T13" style:family="text">
      <style:text-properties fo:color="#cc0000" officeooo:rsid="003e2701"/>
    </style:style>
    <style:style style:name="T14" style:family="text">
      <style:text-properties officeooo:rsid="0031384c"/>
    </style:style>
    <style:style style:name="T15" style:family="text">
      <style:text-properties officeooo:rsid="0031af33"/>
    </style:style>
    <style:style style:name="T16" style:family="text">
      <style:text-properties officeooo:rsid="0034d445"/>
    </style:style>
    <style:style style:name="T17" style:family="text">
      <style:text-properties officeooo:rsid="00385ac1"/>
    </style:style>
    <style:style style:name="T18" style:family="text">
      <style:text-properties officeooo:rsid="003913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11　　注意听</text:p>
      <text:p text:style-name="P2"><text:s/>函数名是变量，绑定一个函数</text:p>
      <text:p text:style-name="P5"><text:span text:style-name="T7">函数式编程</text:span>：</text:p>
      <text:p text:style-name="P5">　　　　是指用一系列函数解决问题</text:p>
      <text:p text:style-name="P5">　示例　：</text:p>
      <text:p text:style-name="P5">求　<text:span text:style-name="T1">1+2+3+4+.100</text:span></text:p>
      <text:p text:style-name="P6">方法1 </text:p>
      <text:p text:style-name="P6">s=0 </text:p>
      <text:p text:style-name="P6">for x in range(1,101):</text:p>
      <text:p text:style-name="P6"><text:s text:c="4"/>s += x </text:p>
      <text:p text:style-name="P6">print(s)</text:p>
      <text:p text:style-name="P6"/>
      <text:p text:style-name="P7">方法２</text:p>
      <text:p text:style-name="P3">sum(range(1,101)) <text:s text:c="3"/><text:span text:style-name="T2">range本身就是可迭代对象　　　用函数解决问题</text:span></text:p>
      <text:p text:style-name="P3"/>
      <text:p text:style-name="P7"/>
      <text:p text:style-name="P7">函数的可重入性</text:p>
      <text:p text:style-name="P8">　　当一个函数的输入一定，则输出必然一定的函数称为可重入函数</text:p>
      <text:p text:style-name="P8">说明<text:span text:style-name="T3">：</text:span></text:p>
      <text:p text:style-name="P8"><text:span text:style-name="T4">　　　　</text:span>可重入函数<text:span text:style-name="T3">内一定不会访问除局部变量以外的变量</text:span></text:p>
      <text:p text:style-name="P8">示例<text:span text:style-name="T5">　：</text:span></text:p>
      <text:p text:style-name="P9">def myadd(x,y):</text:p>
      <text:p text:style-name="P9"><text:s text:c="4"/>return x + y</text:p>
      <text:p text:style-name="P9">print(myadd(100,200)) <text:s text:c="2"/><text:span text:style-name="T7">可重入函数</text:span><text:span text:style-name="T10">　</text:span><text:span text:style-name="T8">只访问局部变量</text:span><text:span text:style-name="T10">　</text:span></text:p>
      <text:p text:style-name="P9"/>
      <text:p text:style-name="P11">y=200</text:p>
      <text:p text:style-name="P10">def myadd(x):</text:p>
      <text:p text:style-name="P10"><text:s text:c="4"/>return x + y</text:p>
      <text:p text:style-name="P10">print(myadd(100)) <text:s text:c="2"/><text:span text:style-name="T7">不可重入</text:span><text:span text:style-name="T9">　调用了全局变量y</text:span></text:p>
      <text:p text:style-name="P10"><text:span text:style-name="T9"/></text:p>
      <text:p text:style-name="P10"><text:span text:style-name="T9"/></text:p>
      <text:p text:style-name="P10"><text:span text:style-name="T9">高阶函数</text:span><text:span text:style-name="T11">　high order function</text:span></text:p>
      <text:p text:style-name="P10"><text:span text:style-name="T11"><text:s text:c="2"/></text:span><text:span text:style-name="T14"><text:s/>什么是高阶函数；</text:span></text:p>
      <text:p text:style-name="P10">满足下列条件中的一个<text:span text:style-name="T15">的函数即为高阶函数 <text:s/>　　昨日笔记有示例</text:span></text:p>
      <text:p text:style-name="P12">１，函数接受一个或多个函数作为参数传入</text:p>
      <text:p text:style-name="P12"><text:soft-page-break/>２，函数返回一个函数</text:p>
      <text:p text:style-name="P4">python内置的高阶函数：</text:p>
      <text:p text:style-name="P4">map <text:s text:c="6"/>filter <text:s text:c="6"/>sorted<text:span text:style-name="T6"> </text:span></text:p>
      <text:p text:style-name="P13"><text:span text:style-name="T9"/></text:p>
      <text:p text:style-name="P13"><text:span text:style-name="T6">m</text:span>ap函数：</text:p>
      <text:p text:style-name="P13">map(func,*iterable) <text:s/>至少两个参数<text:span text:style-name="T18">　星号元组行参</text:span></text:p>
      <text:p text:style-name="P13">返回一个可迭代对象，此可迭代对象用函数func对可迭代对象iterable中的每一个元素作为参数计算后得到新的数据</text:p>
      <text:p text:style-name="P13"/>
      <text:p text:style-name="P13">示例<text:span text:style-name="T16">见：</text:span></text:p>
      <text:p text:style-name="P14">mymap.py <text:s/></text:p>
      <text:p text:style-name="P14"/>
      <text:p text:style-name="P15"><text:span text:style-name="T9">def power2(x):</text:span></text:p>
      <text:p text:style-name="P15"><text:span text:style-name="T9"><text:s text:c="4"/>return x ** 2</text:span></text:p>
      <text:p text:style-name="P15"><text:span text:style-name="T9"/></text:p>
      <text:p text:style-name="P15"><text:span text:style-name="T9">for x in map(power2,range(1,10)) <text:s text:c="2"/></text:span><text:span text:style-name="T12">函数名代表</text:span><text:span text:style-name="T13">了</text:span><text:span text:style-name="T12">一个函数　</text:span></text:p>
      <text:p text:style-name="P16"><text:span text:style-name="T9"><text:s text:c="4"/></text:span><text:span text:style-name="T7">print(x)</text:span></text:p>
      <text:p text:style-name="P15"><text:span text:style-name="T9"/></text:p>
      <text:p text:style-name="P15"><text:span text:style-name="T9"/></text:p>
      <text:p text:style-name="P15"><text:span text:style-name="T9"><text:s/>x向map要数据　map找到range　出现一个１，</text:span></text:p>
      <text:p text:style-name="P15"><text:span text:style-name="T9"># 　　　　　　　　　　　　　　　　　　　　　　　　　　　　　　　　　带入power函数　返回一个数值</text:span></text:p>
      <text:p text:style-name="P15"><text:span text:style-name="T9"># 　　　　　　　　　　　　　　　　　　　　　　　　　　　　　　　　　　　　range没有值的时候函数结束 <text:s text:c="3"/></text:span></text:p>
      <text:p text:style-name="P15"><text:span text:style-name="T9"/></text:p>
      <text:p text:style-name="P17"><text:span text:style-name="T6"># 练习　：</text:span></text:p>
      <text:p text:style-name="P17"><text:span text:style-name="T6"># 求：　1**2+2**2+3**2+,,,9*2的和</text:span></text:p>
      <text:p text:style-name="P17"><text:span text:style-name="T6"># <text:s text:c="5"/>1**3+2**3+3**3+4**3,,,9**3的和</text:span></text:p>
      <text:p text:style-name="P17"/>
      <text:p text:style-name="P17"><text:span text:style-name="T6">def sum(x):</text:span></text:p>
      <text:p text:style-name="P17"><text:span text:style-name="T6"><text:s text:c="4"/>return x**2</text:span></text:p>
      <text:p text:style-name="P18">s=0</text:p>
      <text:p text:style-name="P17"><text:span text:style-name="T6">for x in map(sum,range(1,10)):</text:span></text:p>
      <text:p text:style-name="P17"><text:span text:style-name="T6"><text:s text:c="4"/>s += x</text:span></text:p>
      <text:p text:style-name="P17"><text:span text:style-name="T6">print(s)</text:span></text:p>
      <text:p text:style-name="P17"/>
      <text:p text:style-name="P17"><text:soft-page-break/></text:p>
      <text:p text:style-name="P17"><text:span text:style-name="T6">def sum(x):</text:span></text:p>
      <text:p text:style-name="P17"><text:span text:style-name="T6"><text:s text:c="4"/>return x**3</text:span></text:p>
      <text:p text:style-name="P17"><text:span text:style-name="T6">for x in map(sum,range(1,10)):</text:span></text:p>
      <text:p text:style-name="P17"><text:span text:style-name="T6"><text:s text:c="4"/>x += x</text:span></text:p>
      <text:p text:style-name="P17"><text:span text:style-name="T6">print(x)</text:span></text:p>
      <text:p text:style-name="P15"/>
      <text:p text:style-name="P15"/>
      <text:p text:style-name="P15"/>
      <text:p text:style-name="P15"/>
      <text:p text:style-name="P10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09:18:10.074223331</meta:creation-date>
    <dc:date>2018-08-15T09:59:22.959198350</dc:date>
    <meta:editing-duration>PT40M58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3" meta:paragraph-count="58" meta:word-count="427" meta:character-count="1062" meta:non-whitespace-character-count="832"/>
  </office:meta>
</office:document-meta>
</file>